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Cache( @ NonNullable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tSafeCache( @ NonNullable String name , @ NonNullable Class &lt; V &gt; valueType , @ NonNullable CacheType cach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reateFileCacheRaceCondition( @ NonNullable String name , @ NonNullable Class &lt; V &gt; valueType , @ NonNullable CacheType ca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SafeCache( @ NonNullable String name , @ NonNullable Class &lt; V &gt; valu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yCreateFileCache( @ NonNullable String name , @ NonNullable Class &lt; V &gt; valueType , @ NonNullable CacheType cach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adLock( SoftRefFileCache &lt; ?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reateCacheRaceCondition( @ NonNullable String name , @ NonNullable Class &lt; V &gt; valueType , @ NonNullable CacheType ca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yCreateCache( @ NonNullable String name , @ NonNullable Class &lt; V &gt; valueType , @ NonNullable CacheType cach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SafeCache( @ NonNullable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eckValueType( @ NonNullable ICache c , @ NonNullable Class &lt; ? &gt; valu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Cache( @ NonNullable String name , @ NonNullable Class &lt; V &gt; valueType , @ NonNullable CacheType cache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etCache( @ Non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Types( ICache c , @ NonNullable CacheType cacheType , @ NonNullable Class &lt; V &gt; 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Cache( @ NonNullable String name , @ NonNullable Class &lt; V &gt; 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